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6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>
      <style:text-properties fo:font-variant="normal" fo:text-transform="none" fo:color="#3d464d" style:font-name="Open Sans" fo:font-size="13pt" fo:letter-spacing="normal" fo:font-style="normal" style:font-size-asian="11.3500003814697pt" style:font-size-complex="13pt"/>
    </style:style>
    <style:style style:name="P12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16331c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21pt" fo:letter-spacing="normal" fo:font-style="normal" fo:font-weight="bold" style:font-size-asian="21pt" style:font-size-complex="21pt" loext:padding="0cm" loext:border="none"/>
    </style:style>
    <style:style style:name="P16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17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/>
    </style:style>
    <style:style style:name="P18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d464d" style:font-name="Source Serif Pro" fo:font-size="21pt" fo:letter-spacing="normal" fo:font-style="normal" fo:font-weight="normal"/>
    </style:style>
    <style:style style:name="P19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/>
      <style:text-properties fo:font-variant="normal" fo:text-transform="none" fo:color="#3d464d" style:font-name="Source Serif Pro" fo:font-size="21pt" fo:letter-spacing="normal" fo:font-style="normal" fo:font-weight="normal"/>
    </style:style>
    <style:style style:name="P20" style:family="paragraph" style:parent-style-name="Heading_20_1">
      <style:text-properties fo:font-variant="normal" fo:text-transform="none" fo:color="#3d464d" fo:font-size="21pt" fo:letter-spacing="normal" style:font-size-asian="21pt" style:font-size-complex="21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T1" style:family="text">
      <style:text-properties style:font-name="Source Serif Pro" fo:font-size="13.5pt" fo:font-weight="normal"/>
    </style:style>
    <style:style style:name="T2" style:family="text">
      <style:text-properties style:font-name="Source Serif Pro" fo:font-size="13.5pt" fo:font-weight="normal" loext:padding="0cm" loext:border="none"/>
    </style:style>
    <style:style style:name="T3" style:family="text">
      <style:text-properties style:font-name="Source Serif Pro" fo:font-size="13.5pt" fo:font-style="normal" fo:font-weight="normal"/>
    </style:style>
    <style:style style:name="T4" style:family="text">
      <style:text-properties style:font-name="Source Serif Pro" fo:font-size="10.5pt" fo:font-weight="bold" loext:padding="0cm" loext:border="none"/>
    </style:style>
    <style:style style:name="T5" style:family="text">
      <style:text-properties style:font-name="Source Serif Pro" fo:font-weight="bold" loext:padding="0cm" loext:border="none"/>
    </style:style>
    <style:style style:name="T6" style:family="text">
      <style:text-properties style:font-name="Source Serif Pro" fo:font-size="14.25pt" fo:font-weight="bold" loext:padding="0cm" loext:border="none"/>
    </style:style>
    <style:style style:name="T7" style:family="text">
      <style:text-properties style:font-name="Source Serif Pro" fo:font-weight="normal" loext:padding="0cm" loext:border="none"/>
    </style:style>
    <style:style style:name="T8" style:family="text">
      <style:text-properties style:font-name="Source Serif Pro" fo:background-color="#f0f3f5" loext:char-shading-value="0"/>
    </style:style>
    <style:style style:name="T9" style:family="text">
      <style:text-properties style:font-name="Source Serif Pro" fo:font-size="14pt" fo:font-weight="bold" style:font-size-asian="12.25pt" style:font-size-complex="14pt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15" style:family="text">
      <style:text-properties fo:font-variant="normal" fo:text-transform="none" fo:color="#3d464d" style:font-name="Source Serif Pro" fo:font-size="21pt" fo:letter-spacing="normal" fo:font-style="normal" fo:font-weight="bold" style:font-size-asian="21pt" style:font-size-complex="21pt" loext:padding="0cm" loext:border="none"/>
    </style:style>
    <style:style style:name="T16" style:family="text">
      <style:text-properties fo:font-variant="normal" fo:text-transform="none" fo:color="#3d464d" style:font-name="Source Serif Pro" fo:font-size="21pt" fo:letter-spacing="normal" fo:font-style="normal" fo:font-weight="normal" style:font-size-asian="21pt" style:font-size-complex="21pt" loext:padding="0cm" loext:border="none"/>
    </style:style>
    <style:style style:name="T17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3d464d" fo:letter-spacing="normal"/>
    </style:style>
    <style:style style:name="T19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20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5" style:family="text">
      <style:text-properties fo:font-weight="bold" loext:padding="0cm" loext:border="none"/>
    </style:style>
    <style:style style:name="T26" style:family="text">
      <style:text-properties loext:padding="0cm" loext:border="none"/>
    </style:style>
    <style:style style:name="T27" style:family="text">
      <style:text-properties fo:background-color="#f0f3f5" loext:char-shading-value="0"/>
    </style:style>
    <style:style style:name="T28" style:family="text">
      <style:text-properties style:font-name="Open Sans"/>
    </style:style>
    <style:style style:name="T29" style:family="text">
      <style:text-properties style:font-name="Open Sans" fo:font-size="14.25pt" fo:font-style="normal" fo:font-weight="bold" loext:padding="0cm" loext:border="none"/>
    </style:style>
    <style:style style:name="T30" style:family="text">
      <style:text-properties style:font-name="Open Sans" fo:font-size="14.25pt" fo:font-weight="bold" loext:padding="0cm" loext:border="none"/>
    </style:style>
    <style:style style:name="T31" style:family="text">
      <style:text-properties style:font-name="Open Sans" fo:font-size="10.5pt" fo:font-weight="bold" loext:padding="0cm" loext:border="none"/>
    </style:style>
    <style:style style:name="T32" style:family="text">
      <style:text-properties style:font-name="Open Sans" fo:font-size="10.5pt" fo:font-style="normal" fo:font-weight="bold" loext:padding="0cm" loext:border="none"/>
    </style:style>
    <style:style style:name="T33" style:family="text">
      <style:text-properties style:font-name="Open Sans" fo:font-weight="bold" loext:padding="0cm" loext:border="none"/>
    </style:style>
    <style:style style:name="T34" style:family="text">
      <style:text-properties style:font-name="Open Sans" fo:font-weight="bold" style:font-size-asian="21pt" style:font-size-complex="21pt" loext:padding="0cm" loext:border="none"/>
    </style:style>
    <style:style style:name="T35" style:family="text">
      <style:text-properties style:font-name="Open Sans" fo:font-size="13.5pt" fo:font-style="normal" fo:font-weight="normal"/>
    </style:style>
    <style:style style:name="T36" style:family="text">
      <style:text-properties style:font-name="Open Sans" fo:font-size="13.5pt" fo:font-style="normal" fo:font-weight="normal" loext:padding="0cm" loext:border="none"/>
    </style:style>
    <style:style style:name="T37" style:family="text">
      <style:text-properties style:font-name="Open Sans" fo:font-style="normal" fo:font-weight="bold" loext:padding="0cm" loext:border="none"/>
    </style:style>
    <style:style style:name="T38" style:family="text">
      <style:text-properties style:font-name="Open Sans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01 - Lidando com Exceções</text:h>
      <text:p text:style-name="P7"/>
      <text:p text:style-name="P7"/>
      <text:p text:style-name="P1"><text:span text:style-name="T10">No último capítulo falamos sobre o gerenciamento da transação. Vimos que o EJB Container usa o JTA (</text:span><text:span text:style-name="Emphasis"><text:span text:style-name="T11">Java Transaction API</text:span></text:span><text:span text:style-name="T10">) para o gerenciamento. O JTA é apenas um coordenador de transações que já vem com o servidor de aplicação.</text:span></text:p>
      <text:p text:style-name="P1"><text:span text:style-name="T10">O uso do JTA na aplicação é transparente e não exige muita configuração. Por padrão, qualquer chamada ao Session Bean já é transacional. Vimos que a anotação </text:span><text:span text:style-name="Source_20_Text"><text:span text:style-name="T12">@TransactionAttribute</text:span></text:span><text:span text:style-name="T10"> permite configurar detalhes sobre o gerenciamento. Por exemplo, podemos definir que sempre é preciso ter uma nova transação (</text:span><text:span text:style-name="Emphasis"><text:span text:style-name="T11">REQUIRED</text:span></text:span><text:span text:style-name="T10">) ou que ela é obrigatoria (</text:span><text:span text:style-name="Emphasis"><text:span text:style-name="T11">MANDATORY</text:span></text:span><text:span text:style-name="T10">).</text:span></text:p>
      <text:p text:style-name="P1"><text:span text:style-name="T10">Também vimos que é possível gerenciar a transação programaticamente através do objeto </text:span><text:span text:style-name="Source_20_Text"><text:span text:style-name="T12">UserTransaction</text:span></text:span><text:span text:style-name="T10">, algo que deve ser evitado ao máximo já que o gerenciamento pelo container é simples e atende a maioria dos cenários.</text:span></text:p>
      <text:h text:style-name="P5" text:outline-level="2">Lidando com exceções</text:h>
      <text:p text:style-name="P3">Já percebemos que podem acontecer exceções durante a execução da aplicação, mas como o container EJB lida com elas? Além disso quais são as formas que o desenvolvedor tem para mitigar um problema?</text:p>
      <text:p text:style-name="P3">Vamos imaginar que dentro do DAO, além de cadastrar o autor no banco, também seja feito uma chamada para um serviço externo (um web service por exemplo). Nessa comunicação a rede pode falhar ou o serviço pode ficar desligado temporariamente. Esse são problemas que não dependem da aplicação.</text:p>
      <text:p text:style-name="P1"><text:span text:style-name="T10">Ou seja, nesse caso inevitavelmente vai ocorrer uma exceção. Para simular este problema, vamos lançar uma exceção no fim do método </text:span><text:span text:style-name="Source_20_Text"><text:span text:style-name="T12">salva()</text:span></text:span><text:span text:style-name="T10"> da classe </text:span><text:span text:style-name="Source_20_Text"><text:span text:style-name="T12">AutorDao</text:span></text:span><text:span text:style-name="T10">:</text:span></text:p>
      <text:p text:style-name="P2"><text:span text:style-name="Source_20_Text"><text:span text:style-name="T20">throw</text:span></text:span><text:span text:style-name="Source_20_Text"><text:span text:style-name="T17"> </text:span></text:span><text:span text:style-name="Source_20_Text"><text:span text:style-name="T20">new</text:span></text:span><text:span text:style-name="Source_20_Text"><text:span text:style-name="T17"> </text:span></text:span><text:span text:style-name="Source_20_Text"><text:span text:style-name="T21">RuntimeException</text:span></text:span><text:span text:style-name="Source_20_Text"><text:span text:style-name="T22">(</text:span></text:span><text:span text:style-name="Source_20_Text"><text:span text:style-name="T23">"Serviço externo deu erro!"</text:span></text:span><text:span text:style-name="Source_20_Text"><text:span text:style-name="T22">);</text:span></text:span></text:p>
      <text:p text:style-name="P1"><text:span text:style-name="T10">Vamos republicar a aplicação e acessá-la pela interface, algo nada novo pra nós. Depois do login, vamos testar o cadastro de autores que executa justamente o método que causa a </text:span><text:span text:style-name="Source_20_Text"><text:span text:style-name="T12">RuntimeException</text:span></text:span><text:span text:style-name="T10">.</text:span></text:p>
      <text:p text:style-name="P1"><text:soft-page-break/><text:span text:style-name="T10">O resultado não é uma surpresa. No console do Eclipse aparece o </text:span><text:span text:style-name="Emphasis"><text:span text:style-name="T11">Stacktrace</text:span></text:span><text:span text:style-name="T10">, ou seja, a pilha de execução com a exceção em cima dela. Podemos ver que nossa exceção foi quem causou o problema.</text:span></text:p>
      <text:p text:style-name="P1"><text:span text:style-name="T10">Ainda no console vamos subir mais um pouco, quase no início. Aí podemos ver que a nossa exceção foi "embrulhada" em uma outra do tipo </text:span><text:span text:style-name="Source_20_Text"><text:span text:style-name="T12">EJBTransactionRollbackException</text:span></text:span><text:span text:style-name="T10">. O nome indica que foi feito um rollback da transação.</text:span></text:p>
      <text:p text:style-name="P1"><text:span text:style-name="T10">É importante deixar isso claro, pois antes de lançar a exceção já usamos o JPA para persistir o autor. Sem </text:span><text:span text:style-name="Emphasis"><text:span text:style-name="T11">rollback</text:span></text:span><text:span text:style-name="T10"> o autor estaria salvo no banco. Para ter certeza disso, vamos verificar o MySQL no terminal. Nele executaremos um </text:span><text:span text:style-name="Emphasis"><text:span text:style-name="T11">select</text:span></text:span><text:span text:style-name="T10"> para verificar a tabela </text:span><text:span text:style-name="Source_20_Text"><text:span text:style-name="T12">Autor</text:span></text:span><text:span text:style-name="T10">. Como já esperávamos, não foi salvo o autor por causa do lançamento da exceção.</text:span></text:p>
      <text:h text:style-name="P5" text:outline-level="2">Exceções da Aplicação</text:h>
      <text:p text:style-name="P1"><text:span text:style-name="T10">Vamos comentar a </text:span><text:span text:style-name="Source_20_Text"><text:span text:style-name="T12">RuntimeException</text:span></text:span><text:span text:style-name="T10"> dentro da classe </text:span><text:span text:style-name="Source_20_Text"><text:span text:style-name="T12">AutorDao</text:span></text:span><text:span text:style-name="T10"> e abrir a classe </text:span><text:span text:style-name="Source_20_Text"><text:span text:style-name="T12">AutorService</text:span></text:span><text:span text:style-name="T10">. Em uma aplicação real, essas classes de serviços são utilizadas para coordenar as chamadas de regras de negócios.</text:span></text:p>
      <text:p text:style-name="P3">É claro que ao chamar alguma regra também podem aparecer alguns problemas. Alguns deles são previstos e farão parte do negócio. É comum que uma validação falhe e um valor não seja salvo, pois uma regra específica não permite. Repare que este tipo de problema não é relacionado com a infraestrutura e sim com o domínio da aplicação.</text:p>
      <text:p text:style-name="P1"><text:span text:style-name="T10">Vamos simular isso uma vez e causar uma nova exceção, mas agora uma exceção do tipo</text:span><text:span text:style-name="Source_20_Text"><text:span text:style-name="T12">LivrariaException</text:span></text:span><text:span text:style-name="T10">:</text:span></text:p>
      <text:p text:style-name="P2"><text:span text:style-name="Source_20_Text"><text:span text:style-name="T20">throw</text:span></text:span><text:span text:style-name="Source_20_Text"><text:span text:style-name="T17"> </text:span></text:span><text:span text:style-name="Source_20_Text"><text:span text:style-name="T20">new</text:span></text:span><text:span text:style-name="Source_20_Text"><text:span text:style-name="T17"> </text:span></text:span><text:span text:style-name="Source_20_Text"><text:span text:style-name="T21">LivrariaException</text:span></text:span><text:span text:style-name="Source_20_Text"><text:span text:style-name="T22">();</text:span></text:span></text:p>
      <text:p text:style-name="P1"><text:span text:style-name="T10">Como essa classe ainda não existe no projeto, o Eclipse reclama e o código não compila. Podemos facilmente resolver isso gerando a classe com a ajuda da IDE. Basta digitar </text:span><text:span text:style-name="Source_20_Text"><text:span text:style-name="T12">ctrl+1</text:span></text:span><text:span text:style-name="T10"> na linha com o erro de compilação e o Eclipse abre o diálogo para a criação da classe.</text:span></text:p>
      <text:p text:style-name="P1"><text:span text:style-name="T10">Repare também que a classe </text:span><text:span text:style-name="Source_20_Text"><text:span text:style-name="T12">LivrariaException</text:span></text:span><text:span text:style-name="T10"> já estende a classe </text:span><text:span text:style-name="Source_20_Text"><text:span text:style-name="T12">Exception</text:span></text:span><text:span text:style-name="T10">. Vamos confirmar o diálogo para criar a classe. Na nova classe o Eclipse ainda mostra um alerta em amarelo, que não representa um erro de compilação e é irrelevante para o projeto.</text:span></text:p>
      <text:p text:style-name="P1"><text:span text:style-name="T10">Voltando para a classe </text:span><text:span text:style-name="Source_20_Text"><text:span text:style-name="T12">AutorService</text:span></text:span><text:span text:style-name="T10">, surge agora um outro problema. Ao lançar a exceção </text:span><text:span text:style-name="Source_20_Text"><text:span text:style-name="T12">LivrariaException</text:span></text:span><text:span text:style-name="T10"> é preciso deixar o tratamento </text:span><text:soft-page-break/><text:span text:style-name="T10">explícito. Essa exceção, diferente do exemplo anterior, é do tipo </text:span><text:span text:style-name="Emphasis"><text:span text:style-name="T11">checked</text:span></text:span><text:span text:style-name="T10">, ou seja, é necessário o uso do </text:span><text:span text:style-name="Emphasis"><text:span text:style-name="T11">try-catch</text:span></text:span><text:span text:style-name="T10"> ou </text:span><text:span text:style-name="Emphasis"><text:span text:style-name="T11">throws</text:span></text:span><text:span text:style-name="T10">.</text:span></text:p>
      <text:p text:style-name="P1"><text:span text:style-name="T10">No nosso caso vamos colocar o </text:span><text:span text:style-name="Emphasis"><text:span text:style-name="T11">throws</text:span></text:span><text:span text:style-name="T10"> na assinatura do método. Isso significa que agora a classe </text:span><text:span text:style-name="Source_20_Text"><text:span text:style-name="T12">AutorBean</text:span></text:span><text:span text:style-name="T10"> não compila mais, já que a chamada do serviço causa uma exceção </text:span><text:span text:style-name="Emphasis"><text:span text:style-name="T11">checked</text:span></text:span><text:span text:style-name="T10">. Faremos a mesma coisa usando na assinatura do método o </text:span><text:span text:style-name="Emphasis"><text:span text:style-name="T11">throws</text:span></text:span><text:span text:style-name="T10">. Pronto, tudo está compilando.</text:span></text:p>
      <text:p text:style-name="P1"><text:span text:style-name="T10">Vamos testar a aplicação, </text:span><text:span text:style-name="Emphasis"><text:span text:style-name="T11">full publish</text:span></text:span><text:span text:style-name="T10"> para atualizar o JBoss e depois abrir o navegador. Após o login, novamente testaremos o cadastro de autores. Vamos tentar salvar o autor </text:span><text:span text:style-name="Emphasis"><text:span text:style-name="T11">Mauricio Aniche</text:span></text:span><text:span text:style-name="T10">.</text:span></text:p>
      <text:p text:style-name="P1"><text:span text:style-name="T10">Já podemos ver que o autor não aparece na tabela da interface web. Como esperado, no Eclipse aparece a exceção igual ao exemplo anterior. Ao analisar o console podemos ver a </text:span><text:span text:style-name="Source_20_Text"><text:span text:style-name="T12">LivrariaException</text:span></text:span><text:span text:style-name="T10">, mas dessa vez ela não foi "embrulhada" dentro de uma </text:span><text:span text:style-name="Source_20_Text"><text:span text:style-name="T12">EJBTransactionRollbackException</text:span></text:span><text:span text:style-name="T10">.</text:span></text:p>
      <text:p text:style-name="P1"><text:span text:style-name="T10">Para ter certeza, vamos verificar o banco de dados. Novamente selecionaremos todos os autores da tabela </text:span><text:span text:style-name="Source_20_Text"><text:span text:style-name="T12">Autor</text:span></text:span><text:span text:style-name="T10">. Para nossa surpresa o autor </text:span><text:span text:style-name="Emphasis"><text:span text:style-name="T11">foi salvo</text:span></text:span><text:span text:style-name="T10">! Mesmo sendo lançado uma exceção na pilha de execução, foi feito um commit na transação!</text:span></text:p>
      <text:p text:style-name="P3">Ao atualizar a interface web, podemos ver que realmente aparece o autor. Como, então, o container lida com as exceções?</text:p>
      <text:h text:style-name="P5" text:outline-level="2">System e Application Exceptions</text:h>
      <text:p text:style-name="P1"><text:span text:style-name="T10">Vimos dois comportamentos diferentes do container referentes a exceção. O primeiro exemplo foi uma exceção do tipo </text:span><text:span text:style-name="Emphasis"><text:span text:style-name="T11">unchecked que causou um rollback</text:span></text:span><text:span text:style-name="T10">, e o segundo exemplo usou uma exceção </text:span><text:span text:style-name="Emphasis"><text:span text:style-name="T11">checked que não causou rollback</text:span></text:span><text:span text:style-name="T10">.</text:span></text:p>
      <text:p text:style-name="P1"><text:span text:style-name="T10">Pelo ponto de vista do container, o primeiro exemplo representa uma </text:span><text:span text:style-name="Emphasis"><text:span text:style-name="T11">System Exception</text:span></text:span><text:span text:style-name="T10">, algo grave e imprevisto. </text:span><text:span text:style-name="Emphasis"><text:span text:style-name="T11">System Exception</text:span></text:span><text:span text:style-name="T10"> sempre causam </text:span><text:span text:style-name="Emphasis"><text:span text:style-name="T11">rollback</text:span></text:span><text:span text:style-name="T10">. Além disso, aquele Session Bean que lançou a exceção é invalidado e retirado do pool de objetos.</text:span></text:p>
      <text:p text:style-name="P1"><text:span text:style-name="T10">O segundo exemplo representa uma </text:span><text:span text:style-name="Emphasis"><text:span text:style-name="T11">Application Exception</text:span></text:span><text:span text:style-name="T10">. Que é uma erro que pode acontecer durante a vida da aplicação e é relacionado ao domínio. Por isso não causa </text:span><text:span text:style-name="Emphasis"><text:span text:style-name="T11">rollback</text:span></text:span><text:span text:style-name="T10"> e nem invalida o Session Bean.</text:span></text:p>
      <text:p text:style-name="P1"><text:span text:style-name="T10">Por padrão, qualquer exceção </text:span><text:span text:style-name="Emphasis"><text:span text:style-name="T11">unchecked é uma System Exception</text:span></text:span><text:span text:style-name="T10"> e qualquer exceção </text:span><text:span text:style-name="Emphasis"><text:span text:style-name="T11">checked é uma Application Exception</text:span></text:span><text:span text:style-name="T10">. Isso é o </text:span><text:soft-page-break/><text:span text:style-name="T10">padrão do EJB Container, mas como já vimos anteriormente, esse padrão pode ser reconfigurado.</text:span></text:p>
      <text:p text:style-name="P4"><draw:frame draw:style-name="fr1" draw:name="Figura1" text:anchor-type="as-char" svg:width="1.997cm" svg:height="0.998cm" draw:z-index="0"><draw:image xlink:href="https://s3.amazonaws.com/caelum-online-public/ejb/ejb-cap5-exception.png" xlink:type="simple" xlink:show="embed" xlink:actuate="onLoad"/></draw:frame></text:p>
      <text:h text:style-name="P5" text:outline-level="2">Configurando Application Exceptions</text:h>
      <text:p text:style-name="P1"><text:span text:style-name="T10">Vamos abrir a classe </text:span><text:span text:style-name="Source_20_Text"><text:span text:style-name="T12">LivrariaException</text:span></text:span><text:span text:style-name="T10"> e deixar explícito que ela é uma </text:span><text:span text:style-name="Emphasis"><text:span text:style-name="T11">Application Exception</text:span></text:span><text:span text:style-name="T10">. Para isso usaremos a anotação </text:span><text:span text:style-name="Source_20_Text"><text:span text:style-name="T12">@ApplicationException</text:span></text:span><text:span text:style-name="T10"> que possui atributos para redefinir o comportamento referente a transação. Vamos fazer uma configuração para que essa </text:span><text:span text:style-name="Emphasis"><text:span text:style-name="T11">Application Exception</text:span></text:span><text:span text:style-name="T10"> cause sim um </text:span><text:span text:style-name="Emphasis"><text:span text:style-name="T11">rollback</text:span></text:span><text:span text:style-name="T10">:</text:span></text:p>
      <text:p text:style-name="P2"><text:span text:style-name="Source_20_Text"><text:span text:style-name="T24">@ApplicationException</text:span></text:span><text:span text:style-name="Source_20_Text"><text:span text:style-name="T22">(</text:span></text:span><text:span text:style-name="Source_20_Text"><text:span text:style-name="T17">rollback</text:span></text:span><text:span text:style-name="Source_20_Text"><text:span text:style-name="T22">=</text:span></text:span><text:span text:style-name="Source_20_Text"><text:span text:style-name="T20">true</text:span></text:span><text:span text:style-name="Source_20_Text"><text:span text:style-name="T22">)</text:span></text:span></text:p>
      <text:p text:style-name="P2"><text:span text:style-name="Source_20_Text"><text:span text:style-name="T20">public</text:span></text:span><text:span text:style-name="Source_20_Text"><text:span text:style-name="T17"> </text:span></text:span><text:span text:style-name="Source_20_Text"><text:span text:style-name="T20">class</text:span></text:span><text:span text:style-name="Source_20_Text"><text:span text:style-name="T17"> </text:span></text:span><text:span text:style-name="Source_20_Text"><text:span text:style-name="T21">LivrariaException</text:span></text:span><text:span text:style-name="Source_20_Text"><text:span text:style-name="T17"> </text:span></text:span><text:span text:style-name="Source_20_Text"><text:span text:style-name="T20">extends</text:span></text:span><text:span text:style-name="Source_20_Text"><text:span text:style-name="T17"> </text:span></text:span><text:span text:style-name="Source_20_Text"><text:span text:style-name="T21">Exception</text:span></text:span><text:span text:style-name="Source_20_Text"><text:span text:style-name="T22">{</text:span></text:span></text:p>
      <text:p text:style-name="P6"/>
      <text:p text:style-name="P2"><text:span text:style-name="Source_20_Text"><text:span text:style-name="T22">}</text:span></text:span></text:p>
      <text:p text:style-name="P1"><text:span text:style-name="T10">Como sempre, vamos testar o novo comportamento. Ao cadastrar um autor pela interface web é lançado uma </text:span><text:span text:style-name="Source_20_Text"><text:span text:style-name="T12">LivrariaException</text:span></text:span><text:span text:style-name="T10">. Novamente a exceção aparece no console do Eclipse e repare também que essa exceção não foi embrulhada. Até aqui é tudo igual. No entanto, ao verificar o banco de dados, percebemos que o autor não foi salvo, ou seja, foi feito um rollback da transação.</text:span></text:p>
      <text:p text:style-name="P1"><text:span text:style-name="T10">Por fim, uma vez declarado a </text:span><text:span text:style-name="Source_20_Text"><text:span text:style-name="T12">LivrariaException</text:span></text:span><text:span text:style-name="T10"> como </text:span><text:span text:style-name="Source_20_Text"><text:span text:style-name="T12">@ApplicationException</text:span></text:span><text:span text:style-name="T10">, podemos deixar ela </text:span><text:span text:style-name="Emphasis"><text:span text:style-name="T11">unchecked</text:span></text:span><text:span text:style-name="T10">. Isso significa que não precisamos estender a classe </text:span><text:span text:style-name="Source_20_Text"><text:span text:style-name="T12">Exception</text:span></text:span><text:span text:style-name="T10"> e sim </text:span><text:span text:style-name="Source_20_Text"><text:span text:style-name="T12">RuntimeException</text:span></text:span><text:span text:style-name="T10">. Assim, o compilador não obriga o desenvolvedor a fazer um tratamento explicito da exceção. Podemos, então, apagar aquelas declarações </text:span><text:span text:style-name="Emphasis"><text:span text:style-name="T11">throws</text:span></text:span><text:span text:style-name="T10"> na assinatura dos métodos no </text:span><text:span text:style-name="Source_20_Text"><text:span text:style-name="T12">AutorBean</text:span></text:span><text:span text:style-name="T10"> e no </text:span><text:span text:style-name="Source_20_Text"><text:span text:style-name="T12">AutorService</text:span></text:span><text:span text:style-name="T10">.</text:span></text:p>
      <text:p text:style-name="P3">Vamos fazer os exercícios?</text:p>
      <text:p text:style-name="Standard"/>
      <text:h text:style-name="P22" text:outline-level="1"><text:span text:style-name="T25">02 - EJBTransactionRollbackException</text:span></text:h>
      <text:p text:style-name="Standard"/>
      <text:p text:style-name="Standard"><text:span text:style-name="T10">O que acontece quando uma </text:span><text:span text:style-name="Source_20_Text"><text:span text:style-name="T19">EJBTransactionRollbackException</text:span></text:span><text:span text:style-name="T18"> </text:span><text:span text:style-name="T10">é lançada?</text:span></text:p>
      <text:p text:style-name="Standard"><text:span text:style-name="T10"/></text:p>
      <text:p text:style-name="Text_20_body"><text:span text:style-name="T11">Ao recebermos uma </text:span><text:span text:style-name="Source_20_Text"><text:span text:style-name="T13">EJBTransactionRollbackException</text:span></text:span><text:span text:style-name="T11"> ocorre uma </text:span><text:span text:style-name="Emphasis"><text:span text:style-name="T14">System Exception</text:span></text:span><text:span text:style-name="T11">. É realizado </text:span><text:span text:style-name="Emphasis"><text:span text:style-name="T14">rollback</text:span></text:span><text:span text:style-name="T11"> da transação e o Session Bean é invalidado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h text:style-name="P16" text:outline-level="1"><text:span text:style-name="T5">03</text:span><text:span text:style-name="T7">- </text:span><text:span text:style-name="T5">System Exception</text:span></text:h>
      <text:p text:style-name="P9"><text:span text:style-name="T10"/></text:p>
      <text:p text:style-name="P10">Qual das afirmações abaixo é verdadeira?</text:p>
      <text:p text:style-name="P10"><text:span text:style-name="T10"/></text:p>
      <text:p text:style-name="P10">Uma <text:span text:style-name="Source_20_Text"><text:span text:style-name="T27">System Exception</text:span></text:span> sempre causa rollback, invalida o Session Bean e tira ele do Pool de objetos.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h text:style-name="P17" text:outline-level="1"><text:span text:style-name="T5">04 - Application Exception</text:span></text:h>
      <text:p text:style-name="P10"><text:span text:style-name="T10"/></text:p>
      <text:p text:style-name="P10">Qual das afirmações abaixo é verdadeira</text:p>
      <text:p text:style-name="P10"><text:span text:style-name="T10"/></text:p>
      <text:p text:style-name="P10">Por padrão, qualquer exceção do tipo <text:span text:style-name="Emphasis"><text:span text:style-name="T26">checked</text:span></text:span> é considerada uma <text:span text:style-name="Emphasis"><text:span text:style-name="T26">Application Exception</text:span></text:span>, não causa <text:span text:style-name="Emphasis"><text:span text:style-name="T26">rollback</text:span></text:span>, nem invalida o Session Bean.</text:p>
      <text:p text:style-name="P10"><text:span text:style-name="T10"/></text:p>
      <text:h text:style-name="P19" text:outline-level="1"><text:span text:style-name="T34"/></text:h>
      <text:h text:style-name="P18" text:outline-level="1"><text:span text:style-name="T34"/></text:h>
      <text:h text:style-name="P18" text:outline-level="1"><text:span text:style-name="T34">05 - Configurar Application Exception</text:span></text:h>
      <text:p text:style-name="P10"><text:span text:style-name="T10"/></text:p>
      <text:h text:style-name="P13" text:outline-level="2">Como podemos reconfigurar o comportamento padrão da transação referente à <text:span text:style-name="Source_20_Text"><text:span text:style-name="T8">Application Exception</text:span></text:span>?</text:h>
      <text:p text:style-name="Text_20_body"/>
      <text:p text:style-name="Text_20_body"><text:line-break/><text:span text:style-name="T10">Através da anotação </text:span><text:span text:style-name="Strong_20_Emphasis"><text:span text:style-name="T11">@ApplicationException</text:span></text:span><text:span text:style-name="T10"> podemos reconfigurar o padrão para </text:span><text:span text:style-name="Emphasis"><text:span text:style-name="T11">Application Exceptions</text:span></text:span><text:span text:style-name="T10">. Veja o exemplo:</text:span></text:p>
      <text:p text:style-name="P2"><text:span text:style-name="Source_20_Text"><text:span text:style-name="T24">@ApplicationException</text:span></text:span><text:span text:style-name="Source_20_Text"><text:span text:style-name="T22">(</text:span></text:span><text:span text:style-name="Source_20_Text"><text:span text:style-name="T17">rollback</text:span></text:span><text:span text:style-name="Source_20_Text"><text:span text:style-name="T22">=</text:span></text:span><text:span text:style-name="Source_20_Text"><text:span text:style-name="T20">true</text:span></text:span><text:span text:style-name="Source_20_Text"><text:span text:style-name="T22">)</text:span></text:span></text:p>
      <text:p text:style-name="P2"><text:span text:style-name="Source_20_Text"><text:span text:style-name="T20">public</text:span></text:span><text:span text:style-name="Source_20_Text"><text:span text:style-name="T17"> </text:span></text:span><text:span text:style-name="Source_20_Text"><text:span text:style-name="T20">class</text:span></text:span><text:span text:style-name="Source_20_Text"><text:span text:style-name="T17"> </text:span></text:span><text:span text:style-name="Source_20_Text"><text:span text:style-name="T21">ValidationException</text:span></text:span><text:span text:style-name="Source_20_Text"><text:span text:style-name="T17"> </text:span></text:span><text:span text:style-name="Source_20_Text"><text:span text:style-name="T20">extends</text:span></text:span><text:span text:style-name="Source_20_Text"><text:span text:style-name="T17"> </text:span></text:span><text:span text:style-name="Source_20_Text"><text:span text:style-name="T21">Exception</text:span></text:span><text:span text:style-name="Source_20_Text"><text:span text:style-name="T17"> </text:span></text:span><text:span text:style-name="Source_20_Text"><text:span text:style-name="T22">{</text:span></text:span></text:p>
      <text:p text:style-name="P2"><text:span text:style-name="Source_20_Text"><text:span text:style-name="T22">}</text:span></text:span></text:p>
      <text:p text:style-name="P1"><text:span text:style-name="T10">Repare que, sem a anotação </text:span><text:span text:style-name="Source_20_Text"><text:span text:style-name="T12">@ApplicationException</text:span></text:span><text:span text:style-name="T10">, a </text:span><text:span text:style-name="Source_20_Text"><text:span text:style-name="T12">ValidationException</text:span></text:span><text:span text:style-name="T10"> </text:span><text:span text:style-name="Strong_20_Emphasis"><text:span text:style-name="T11">não</text:span></text:span><text:span text:style-name="T10"> causaria </text:span><text:span text:style-name="Emphasis"><text:span text:style-name="T11">rollback</text:span></text:span><text:span text:style-name="T10"> da transação. Usando a anotação </text:span><text:span text:style-name="Source_20_Text"><text:span text:style-name="T12">@ApplicationException</text:span></text:span><text:span text:style-name="T10"> podemos até criar uma exceção do tipo </text:span><text:span text:style-name="Emphasis"><text:span text:style-name="T11">unchecked</text:span></text:span><text:span text:style-name="T10">, normalmente uma </text:span><text:span text:style-name="Emphasis"><text:span text:style-name="T11">System Exception</text:span></text:span><text:span text:style-name="T10">:</text:span></text:p>
      <text:p text:style-name="P2"><text:span text:style-name="Source_20_Text"><text:span text:style-name="T24">@ApplicationException</text:span></text:span><text:span text:style-name="Source_20_Text"><text:span text:style-name="T22">(</text:span></text:span><text:span text:style-name="Source_20_Text"><text:span text:style-name="T17">rollback</text:span></text:span><text:span text:style-name="Source_20_Text"><text:span text:style-name="T22">=</text:span></text:span><text:span text:style-name="Source_20_Text"><text:span text:style-name="T20">true</text:span></text:span><text:span text:style-name="Source_20_Text"><text:span text:style-name="T22">)</text:span></text:span></text:p>
      <text:p text:style-name="P2"><text:span text:style-name="Source_20_Text"><text:span text:style-name="T20">public</text:span></text:span><text:span text:style-name="Source_20_Text"><text:span text:style-name="T17"> </text:span></text:span><text:span text:style-name="Source_20_Text"><text:span text:style-name="T20">class</text:span></text:span><text:span text:style-name="Source_20_Text"><text:span text:style-name="T17"> </text:span></text:span><text:span text:style-name="Source_20_Text"><text:span text:style-name="T21">ValidationException</text:span></text:span><text:span text:style-name="Source_20_Text"><text:span text:style-name="T17"> </text:span></text:span><text:span text:style-name="Source_20_Text"><text:span text:style-name="T20">extends</text:span></text:span><text:span text:style-name="Source_20_Text"><text:span text:style-name="T17"> </text:span></text:span><text:span text:style-name="Source_20_Text"><text:span text:style-name="T21">RuntimeException</text:span></text:span><text:span text:style-name="Source_20_Text"><text:span text:style-name="T17"> </text:span></text:span><text:span text:style-name="Source_20_Text"><text:span text:style-name="T22">{</text:span></text:span></text:p>
      <text:p text:style-name="P2"><text:span text:style-name="Source_20_Text"><text:span text:style-name="T22">}</text:span></text:span></text:p>
      <text:p text:style-name="P1"><text:span text:style-name="T10">Como estendemos a classe </text:span><text:span text:style-name="Source_20_Text"><text:span text:style-name="T12">RuntimeException</text:span></text:span><text:span text:style-name="T10"> criamos uma exceção do tipo </text:span><text:span text:style-name="Emphasis"><text:span text:style-name="T11">unchecked</text:span></text:span><text:span text:style-name="T10">.</text:span></text:p>
      <text:p text:style-name="P1"><text:span text:style-name="T10"/></text:p>
      <text:h text:style-name="P21" text:outline-level="1"><text:span text:style-name="T15">06</text:span><text:span text:style-name="T16"> - </text:span><text:span text:style-name="T15">Diferença entre System Exception e Application Exception</text:span></text:h>
      <text:p text:style-name="P11"><text:span text:style-name="T5"/></text:p>
      <text:p text:style-name="Text_20_body"><text:span text:style-name="T10">Qual é a diferença entre </text:span><text:span text:style-name="Emphasis"><text:span text:style-name="T14">System Exception </text:span></text:span><text:span text:style-name="T10">(SE) e </text:span><text:span text:style-name="Emphasis"><text:span text:style-name="T14">Application Exception </text:span></text:span><text:span text:style-name="T10">(AE)?</text:span></text:p>
      <text:p text:style-name="Text_20_body"><text:span text:style-name="T10"/></text:p>
      <text:p text:style-name="Text_20_body"><text:span text:style-name="T10">Uma </text:span><text:span text:style-name="Strong_20_Emphasis"><text:span text:style-name="T11">System Exception </text:span></text:span><text:span text:style-name="T10">é algo grave, imprevisto, não deveria acontecer e sempre causa um </text:span><text:span text:style-name="Emphasis"><text:span text:style-name="T11">rollback</text:span></text:span><text:span text:style-name="T10">da transação. Normalmente são exceções de infra-estrutura. Além disso, aquele Session Bean que lançou a exceção é invalidado e retirado do pool de objetos. Por padrão, qualquer exceção </text:span><text:span text:style-name="Emphasis"><text:span text:style-name="T11">unchecked </text:span></text:span><text:span text:style-name="T10">é </text:span><text:span text:style-name="Strong_20_Emphasis"><text:span text:style-name="T11">System Exception</text:span></text:span><text:span text:style-name="T10">.</text:span></text:p>
      <text:p text:style-name="P1"><text:span text:style-name="T10">Uma </text:span><text:span text:style-name="Strong_20_Emphasis"><text:span text:style-name="T11">Application Exception </text:span></text:span><text:span text:style-name="T10">pode acontecer durante a vida da aplicação e relacionada ao domínio. Por isso </text:span><text:span text:style-name="Emphasis"><text:span text:style-name="T11">não </text:span></text:span><text:span text:style-name="T10">causa rollback e</text:span><text:span text:style-name="Emphasis"><text:span text:style-name="T11">nem</text:span></text:span><text:span text:style-name="T10">invalida o Session Bean. Por padrão, qualquer exceção </text:span><text:span text:style-name="Emphasis"><text:span text:style-name="T11">checked </text:span></text:span><text:span text:style-name="T10">é </text:span><text:span text:style-name="Strong_20_Emphasis"><text:span text:style-name="T11">Application Exception</text:span></text:span><text:span text:style-name="T10">.</text:span></text:p>
      <text:p text:style-name="Text_20_body"><text:span text:style-name="T10"/></text:p>
      <text:h text:style-name="P20" text:outline-level="1"><text:span text:style-name="T37">07</text:span><text:span text:style-name="T38"> - </text:span><text:span text:style-name="T37">Arquivos do projeto atual</text:span></text:h>
      <text:p text:style-name="Text_20_body"><text:span text:style-name="T10"/></text:p>
      <text:p text:style-name="P12">No link abaixo, você encontra o projeto até o momento atual do curso.</text:p>
      <text:p text:style-name="P1"><text:a xlink:type="simple" xlink:href="https://github.com/alura-cursos/Curso-EJB-O-poder-da-Java-EE/archive/capitulo5.zip" office:target-frame-name="_blank" xlink:show="new" text:style-name="Internet_20_link" text:visited-style-name="Visited_20_Internet_20_Link"><text:span text:style-name="T11">https://github.com/alura-cursos/Curso-EJB-O-poder-da-Java-EE/archive/capitulo5.zip</text:span></text:a></text:p>
      <text:p text:style-name="Text_20_body"><text:span text:style-name="T10"/></text:p>
      <text:p text:style-name="Text_20_body"><text:span text:style-name="T10"/></text:p>
      <text:p text:style-name="P12">Lembre-se de usar o fórum em caso de dúvi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59:02.014605664</meta:creation-date>
    <meta:generator>LibreOffice/5.1.6.2$Linux_X86_64 LibreOffice_project/10m0$Build-2</meta:generator>
    <dc:date>2019-02-18T09:06:41.405399981</dc:date>
    <meta:editing-duration>PT1H34M28S</meta:editing-duration>
    <meta:editing-cycles>7</meta:editing-cycles>
    <meta:document-statistic meta:table-count="0" meta:image-count="1" meta:object-count="0" meta:page-count="7" meta:paragraph-count="68" meta:word-count="1451" meta:character-count="9433" meta:non-whitespace-character-count="8048"/>
  </office:meta>
</office:document-meta>
</file>